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text-align="justify" style:justify-single-word="false"/>
    </style:style>
    <style:style style:name="P2" style:family="paragraph" style:parent-style-name="Text_20_body" style:list-style-name="L3"/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officeooo:rsid="0003e07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sumo – </text:span><text:span text:style-name="Strong_20_Emphasis"><text:span text:style-name="T1">Dia 1</text:span></text:span></text:h>
      <text:p text:style-name="P6">A modelagem de banco de dados relacional envolve a estruturação e documentação dos dados para garantir coerência, eficiência e integridade. O processo ocorre em três níveis principais:</text:p>
      <text:list text:style-name="L1">
        <text:list-item>
          <text:p text:style-name="P7"><text:span text:style-name="Strong_20_Emphasis">Modelo Conceitual</text:span> – Visão abstrata que define entidades, atributos e relacionamentos, geralmente representado por diagramas Entidade-Relacionamento (DER). </text:p>
        </text:list-item>
        <text:list-item>
          <text:p text:style-name="P7"><text:span text:style-name="Strong_20_Emphasis">Modelo Lógico</text:span> – Estrutura formal que transforma o modelo conceitual em tabelas, chaves primárias (PK) e chaves estrangeiras (FK), mas ainda sem estar vinculado a um Sistema de Gerenciamento de Banco de Dados (SGBD). </text:p>
        </text:list-item>
        <text:list-item>
          <text:p text:style-name="P8"><text:span text:style-name="Strong_20_Emphasis">Modelo Físico</text:span> – Implementação no SGBD escolhido (como MySQL ou PostgreSQL), considerando otimizações como índices e normalização. </text:p>
        </text:list-item>
      </text:list>
      <text:p text:style-name="P6">A normalização organiza os dados para evitar redundância, enquanto a desnormalização pode ser utilizada para melhorar a performance.</text:p>
      <text:p text:style-name="P6">Além disso, conceitos da álgebra relacional são essenciais para manipulação dos dados, incluindo:</text:p>
      <text:list text:style-name="L2">
        <text:list-item>
          <text:p text:style-name="P9"><text:span text:style-name="Strong_20_Emphasis">Seleção (σ)</text:span> – Filtra linhas específicas. </text:p>
        </text:list-item>
        <text:list-item>
          <text:p text:style-name="P9"><text:span text:style-name="Strong_20_Emphasis">Projeção (π)</text:span> – Seleciona colunas específicas. </text:p>
        </text:list-item>
        <text:list-item>
          <text:p text:style-name="P9"><text:span text:style-name="Strong_20_Emphasis">Produto cartesiano (×)</text:span> – Combina todas as linhas de duas tabelas (cuidado com alto custo computacional). </text:p>
        </text:list-item>
        <text:list-item>
          <text:p text:style-name="P9"><text:span text:style-name="Strong_20_Emphasis">Junção (⋈)</text:span> – Relaciona dados de tabelas distintas, podendo ser natural, esquerda ou direita. </text:p>
        </text:list-item>
        <text:list-item>
          <text:p text:style-name="P9"><text:span text:style-name="Strong_20_Emphasis">União (∪)</text:span> – Combina resultados de diferentes consultas. </text:p>
        </text:list-item>
        <text:list-item>
          <text:p text:style-name="P10"><text:span text:style-name="Strong_20_Emphasis">Interseção (∩)</text:span> – Retorna elementos comuns entre duas consultas. </text:p>
        </text:list-item>
      </text:list>
      <text:p text:style-name="P6">O estudo prático se baseia no case de um e-commerce chamado "Clube do Livro", aplicando esses conceitos para responder perguntas de negócio, como encontrar clientes elegíveis para frete grátis ou vendedores sem vendas.</text:p>
      <text:p text:style-name="P1"/>
      <text:h text:style-name="Heading_20_3" text:outline-level="3"><text:span text:style-name="Strong_20_Emphasis">Perguntas e Respostas</text:span></text:h>
      <text:list text:style-name="L3">
        <text:list-item>
          <text:p text:style-name="P2"><text:span text:style-name="Strong_20_Emphasis">O que é modelagem de dados e qual sua importância?</text:span><text:line-break/>A modelagem de dados é o processo de estruturar e documentar como os dados são armazenados, organizados e manipulados em um sistema. Ela é essencial para garantir coerência, eficiência e integridade no banco de dados.</text:p>
        </text:list-item>
        <text:list-item>
          <text:p text:style-name="P2"><text:span text:style-name="Strong_20_Emphasis">Quais são os três níveis da modelagem de dados?</text:span></text:p>
          <text:list>
            <text:list-item>
              <text:p text:style-name="P3"><text:span text:style-name="Strong_20_Emphasis">Modelo Conceitual:</text:span> Representação abstrata com foco em entidades e relacionamentos. </text:p>
            </text:list-item>
            <text:list-item>
              <text:p text:style-name="P3"><text:span text:style-name="Strong_20_Emphasis">Modelo Lógico:</text:span> Estrutura formal com tabelas, chaves primárias e estrangeiras. </text:p>
            </text:list-item>
            <text:list-item>
              <text:p text:style-name="P3"><text:span text:style-name="Strong_20_Emphasis">Modelo Físico:</text:span> Implementação no SGBD com otimizações como índices. </text:p>
            </text:list-item>
          </text:list>
        </text:list-item>
        <text:list-item>
          <text:p text:style-name="P2"><text:span text:style-name="Strong_20_Emphasis">O que é normalização e qual seu objetivo?</text:span><text:line-break/>Normalização é o processo de organizar os dados para evitar redundância e inconsistências, aplicando formas normais (1ª, 2ª, 3ª FN, etc.).</text:p>
        </text:list-item>
        <text:list-item>
          <text:p text:style-name="P2"><text:span text:style-name="Strong_20_Emphasis">Quando a desnormalização pode ser utilizada?</text:span><text:line-break/>Quando há necessidade de melhorar a performance de leitura, duplicando alguns dados para evitar operações complexas como joins.</text:p>
        </text:list-item>
        <text:list-item>
          <text:p text:style-name="P2"><text:span text:style-name="Strong_20_Emphasis">O que é uma chave primária (PK) e uma chave estrangeira (FK)?</text:span></text:p>
          <text:list>
            <text:list-item>
              <text:p text:style-name="P3"><text:span text:style-name="Strong_20_Emphasis">Chave primária (PK):</text:span> Identificador único de um registro em uma tabela. </text:p>
            </text:list-item>
            <text:list-item>
              <text:p text:style-name="P3"><text:soft-page-break/><text:span text:style-name="Strong_20_Emphasis">Chave estrangeira (FK):</text:span> Referência a uma chave primária de outra tabela, estabelecendo relacionamentos. </text:p>
            </text:list-item>
          </text:list>
        </text:list-item>
        <text:list-item>
          <text:p text:style-name="P2"><text:span text:style-name="Strong_20_Emphasis">O que é a seleção (σ) na álgebra relacional?</text:span><text:line-break/>É uma operação que retorna linhas específicas de uma tabela baseadas em uma condição.</text:p>
        </text:list-item>
        <text:list-item>
          <text:p text:style-name="P2"><text:span text:style-name="Strong_20_Emphasis">O que é a projeção (π) na álgebra relacional?</text:span><text:line-break/>É uma operação que seleciona colunas específicas de uma tabela.</text:p>
        </text:list-item>
        <text:list-item>
          <text:p text:style-name="P2"><text:span text:style-name="Strong_20_Emphasis">O que é um produto cartesiano (×) e qual seu impacto?</text:span><text:line-break/>É a combinação de todas as linhas de duas tabelas, resultando em um alto número de combinações, podendo ser custoso.</text:p>
        </text:list-item>
        <text:list-item>
          <text:p text:style-name="P2"><text:span text:style-name="Strong_20_Emphasis">Qual a diferença entre junção natural e junção esquerda/direita?</text:span></text:p>
          <text:list>
            <text:list-item>
              <text:p text:style-name="P3"><text:span text:style-name="Strong_20_Emphasis">Junção natural:</text:span> Relaciona duas tabelas baseando-se em colunas de mesmo nome. </text:p>
            </text:list-item>
            <text:list-item>
              <text:p text:style-name="P3"><text:span text:style-name="Strong_20_Emphasis">Junção esquerda/direita:</text:span> Retorna todos os registros de uma tabela e apenas os correspondentes da outra. </text:p>
            </text:list-item>
          </text:list>
        </text:list-item>
        <text:list-item>
          <text:p text:style-name="P2"><text:span text:style-name="Strong_20_Emphasis">O que são as operações de união (∪) e interseção (∩) na álgebra relacional?</text:span></text:p>
        </text:list-item>
      </text:list>
      <text:list text:style-name="L4">
        <text:list-item>
          <text:p text:style-name="P5"><text:span text:style-name="Strong_20_Emphasis">União (∪):</text:span> Combina os resultados de duas consultas diferentes. </text:p>
        </text:list-item>
        <text:list-item>
          <text:p text:style-name="P4"><text:span text:style-name="Strong_20_Emphasis">Interseção (∩):</text:span> Retorna apenas os registros comuns entre as duas consulta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1c1c1c" style:writing-mode="lr-tb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8:30:27.189106768</meta:creation-date>
    <dc:date>2025-03-07T08:42:05.581378898</dc:date>
    <meta:editing-duration>PT11M39S</meta:editing-duration>
    <meta:editing-cycles>1</meta:editing-cycles>
    <meta:document-statistic meta:table-count="0" meta:image-count="0" meta:object-count="0" meta:page-count="2" meta:paragraph-count="34" meta:word-count="557" meta:character-count="3612" meta:non-whitespace-character-count="3090"/>
    <meta:generator>LibreOffice/7.4.7.2$Linux_X86_64 LibreOffice_project/40$Build-2</meta:generator>
  </office:meta>
</office:document-meta>
</file>